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rial" fo:font-size="6pt" style:font-size-asian="6pt" style:font-size-complex="6pt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text-properties style:font-name="Arial" fo:font-size="6pt" style:font-size-asian="6pt" style:font-size-complex="6pt"/>
    </style:style>
    <style:style style:name="P14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7" style:family="paragraph">
      <style:paragraph-properties fo:text-align="center"/>
      <style:text-properties style:font-name="Arial"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49cm" svg:stroke-color="#000000" draw:marker-start-width="0.725cm" draw:marker-end-width="0.725cm" draw:fill="none" draw:fill-color="#ffffff" fo:min-height="0.69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49cm" svg:stroke-color="#000000" draw:marker-start-width="0.725cm" draw:marker-end-width="0.725cm" draw:fill="none" draw:fill-color="#ffffff" fo:min-height="0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arteira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2" draw:style-name="gr3" draw:text-style-name="P7" svg:width="4.478cm" svg:height="1.235cm" svg:x="0.25cm" svg:y="-0.617cm"><text:p/></draw:rect><draw:rect text:anchor-type="paragraph" draw:z-index="3" draw:style-name="gr3" draw:text-style-name="P7" svg:width="1.989cm" svg:height="1.241cm" svg:x="4.763cm" svg:y="-0.617cm"><text:p/></draw:rect><draw:rect text:anchor-type="paragraph" draw:z-index="4" draw:style-name="gr3" draw:text-style-name="P7" svg:width="12.593cm" svg:height="1.23cm" svg:x="6.787cm" svg:y="-0.616cm"><text:p/></draw:rect><draw:custom-shape text:anchor-type="paragraph" draw:z-index="5" draw:style-name="gr2" draw:text-style-name="P6" svg:width="9.464cm" svg:height="0.75cm" svg:x="0.25cm" svg:y="0.62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6" svg:width="1.158cm" svg:height="0.75cm" svg:x="10.421cm" svg:y="2.12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6" svg:width="2.551cm" svg:height="0.75cm" svg:x="11.578cm" svg:y="2.12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6" svg:width="4.017cm" svg:height="0.75cm" svg:x="0.25cm" svg:y="2.12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6" svg:width="5.183cm" svg:height="0.75cm" svg:x="14.189cm" svg:y="0.62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6" svg:width="5.248cm" svg:height="0.75cm" svg:x="14.129cm" svg:y="2.12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6" svg:width="4.042cm" svg:height="0.75cm" svg:x="0.25cm" svg:y="2.87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6" svg:width="3.312cm" svg:height="0.75cm" svg:x="4.292cm" svg:y="2.87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6" svg:width="3.264cm" svg:height="0.75cm" svg:x="7.602cm" svg:y="2.87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6" svg:width="3.289cm" svg:height="0.75cm" svg:x="10.866cm" svg:y="2.87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6" svg:width="5.248cm" svg:height="0.75cm" svg:x="14.129cm" svg:y="2.87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9" draw:style-name="gr2" draw:text-style-name="P6" svg:width="12.743cm" svg:height="0.75cm" svg:x="0.25cm" svg:y="1.371cm"><text:p><text:span text:style-name="T2">Endereço Beneficiári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0" draw:style-name="gr4" draw:text-style-name="P9" svg:width="3.123cm" svg:height="0.385cm" svg:x="16.258cm" svg:y="-1.051cm"><draw:text-box><text:p text:style-name="P8"><text:span text:style-name="T3">RECIBO DO PAGADOR</text:span></text:p></draw:text-box></draw:frame><draw:control text:anchor-type="paragraph" draw:z-index="21" draw:style-name="gr5" draw:text-style-name="P10" svg:width="9.192cm" svg:height="0.396cm" svg:x="0.411cm" svg:y="0.923cm" draw:control="control1"/><draw:control text:anchor-type="paragraph" draw:z-index="23" draw:style-name="gr5" draw:text-style-name="P11" svg:width="0.929cm" svg:height="0.396cm" svg:x="10.543cm" svg:y="2.401cm" draw:control="control3"/><draw:control text:anchor-type="paragraph" draw:z-index="24" draw:style-name="gr5" draw:text-style-name="P12" svg:width="4.123cm" svg:height="0.953cm" svg:x="0.455cm" svg:y="-0.462cm" draw:control="control4"/><draw:control text:anchor-type="paragraph" draw:z-index="25" draw:style-name="gr5" draw:text-style-name="P11" svg:width="2.26cm" svg:height="0.396cm" svg:x="11.763cm" svg:y="2.401cm" draw:control="control5"/><draw:control text:anchor-type="paragraph" draw:z-index="26" draw:style-name="gr5" draw:text-style-name="P11" svg:width="3.638cm" svg:height="0.401cm" svg:x="0.365cm" svg:y="2.401cm" draw:control="control6"/><draw:control text:anchor-type="paragraph" draw:z-index="28" draw:name="txtNumeroDocumento" draw:style-name="gr5" draw:text-style-name="P10" svg:width="4.88cm" svg:height="0.396cm" svg:x="14.316cm" svg:y="0.843cm" draw:control="control9"/><draw:control text:anchor-type="paragraph" draw:z-index="29" draw:name="txtNumeroDocumento" draw:style-name="gr5" draw:text-style-name="P10" svg:width="5.024cm" svg:height="0.396cm" svg:x="14.27cm" svg:y="2.401cm" draw:control="control10"/><draw:control text:anchor-type="paragraph" draw:z-index="30" draw:name="txtNumeroDocumento" draw:style-name="gr5" draw:text-style-name="P10" svg:width="3.795cm" svg:height="0.396cm" svg:x="0.409cm" svg:y="3.129cm" draw:control="control11"/><draw:control text:anchor-type="paragraph" draw:z-index="31" draw:name="txtNumeroDocumento" draw:style-name="gr5" draw:text-style-name="P10" svg:width="3.086cm" svg:height="0.396cm" svg:x="4.42cm" svg:y="3.134cm" draw:control="control12"/><draw:control text:anchor-type="paragraph" draw:z-index="32" draw:name="txtNumeroDocumento" draw:style-name="gr5" draw:text-style-name="P10" svg:width="3.049cm" svg:height="0.396cm" svg:x="7.699cm" svg:y="3.129cm" draw:control="control13"/><draw:control text:anchor-type="paragraph" draw:z-index="33" draw:name="txtNumeroDocumento" draw:style-name="gr5" draw:text-style-name="P10" svg:width="2.911cm" svg:height="0.396cm" svg:x="11.081cm" svg:y="3.129cm" draw:control="control14"/><draw:control text:anchor-type="paragraph" draw:z-index="34" draw:name="txtNumeroDocumento" draw:style-name="gr5" draw:text-style-name="P10" svg:width="4.832cm" svg:height="0.396cm" svg:x="14.319cm" svg:y="3.129cm" draw:control="control15"/><draw:control text:anchor-type="paragraph" draw:z-index="35" draw:name="txtNumeroDocumento" draw:style-name="gr5" draw:text-style-name="P10" svg:width="12.496cm" svg:height="0.44cm" svg:x="0.37cm" svg:y="1.589cm" draw:control="control16"/><draw:line text:anchor-type="paragraph" draw:z-index="36" draw:style-name="gr6" draw:text-style-name="P7" svg:x1="0.252cm" svg:y1="5.904cm" svg:x2="19.38cm" svg:y2="5.904cm"><text:p/></draw:line><draw:custom-shape text:anchor-type="paragraph" draw:z-index="37" draw:style-name="gr2" draw:text-style-name="P6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7" draw:text-style-name="P13" svg:width="2.015cm" svg:height="0.248cm" svg:x="17.383cm" svg:y="5.637cm"><draw:text-box><text:p><text:span text:style-name="T1">Corte na linha abaixo</text:span></text:p></draw:text-box></draw:frame><draw:custom-shape text:anchor-type="paragraph" draw:z-index="39" draw:style-name="gr2" draw:text-style-name="P6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6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6" svg:width="4.552cm" svg:height="0.75cm" svg:x="14.829cm" svg:y="9.342cm"><text:p><text:span text:style-name="T2">Agência / Códig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6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6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6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6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6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6" svg:width="4.552cm" svg:height="0.75cm" svg:x="14.829cm" svg:y="13.83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6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6" svg:width="3.269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6" svg:width="3.55cm" svg:height="0.75cm" svg:x="3.519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6" svg:width="2.25cm" svg:height="0.75cm" svg:x="7.068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6" svg:width="1.509cm" svg:height="0.75cm" svg:x="9.317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6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6" svg:width="2.117cm" svg:height="0.75cm" svg:x="3.519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6" svg:width="1.433cm" svg:height="0.75cm" svg:x="5.636cm" svg:y="10.841cm"><text:p><text:span text:style-name="T2">Moed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6" svg:width="3.758cm" svg:height="0.75cm" svg:x="7.068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6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6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0" draw:style-name="gr8" draw:text-style-name="P9" svg:width="3.915cm" svg:height="0.327cm" svg:x="15.466cm" svg:y="17.565cm"><draw:text-box><text:p text:style-name="P8"><text:span text:style-name="T3">FICHA DE COMPENSAÇÃO</text:span></text:p></draw:text-box></draw:frame><draw:frame text:anchor-type="paragraph" draw:z-index="61" draw:style-name="gr9" draw:text-style-name="P13" svg:width="2.357cm" svg:height="0.332cm" svg:x="12.487cm" svg:y="17.593cm"><draw:text-box><text:p><text:span text:style-name="T1">Autenticação Mecânica</text:span></text:p></draw:text-box></draw:frame><draw:control text:anchor-type="paragraph" draw:z-index="62" draw:style-name="gr5" draw:text-style-name="P14" svg:width="1.851cm" svg:height="0.952cm" svg:x="4.835cm" svg:y="-0.466cm" draw:control="control17"/><draw:control text:anchor-type="paragraph" draw:z-index="63" draw:style-name="gr5" draw:text-style-name="P15" svg:width="12.286cm" svg:height="0.953cm" svg:x="6.939cm" svg:y="-0.462cm" draw:control="control18"/><draw:rect text:anchor-type="paragraph" draw:z-index="64" draw:style-name="gr3" draw:text-style-name="P7" svg:width="4.478cm" svg:height="1.235cm" svg:x="0.25cm" svg:y="7.352cm"><text:p/></draw:rect><draw:rect text:anchor-type="paragraph" draw:z-index="65" draw:style-name="gr3" draw:text-style-name="P7" svg:width="1.989cm" svg:height="1.241cm" svg:x="4.763cm" svg:y="7.352cm"><text:p/></draw:rect><draw:rect text:anchor-type="paragraph" draw:z-index="66" draw:style-name="gr3" draw:text-style-name="P7" svg:width="12.593cm" svg:height="1.23cm" svg:x="6.787cm" svg:y="7.354cm"><text:p/></draw:rect><draw:control text:anchor-type="paragraph" draw:z-index="67" draw:style-name="gr5" draw:text-style-name="P12" svg:width="4.123cm" svg:height="0.953cm" svg:x="0.455cm" svg:y="7.507cm" draw:control="control19"/><draw:control text:anchor-type="paragraph" draw:z-index="68" draw:style-name="gr5" draw:text-style-name="P14" svg:width="1.851cm" svg:height="0.952cm" svg:x="4.835cm" svg:y="7.509cm" draw:control="control20"/><draw:control text:anchor-type="paragraph" draw:z-index="69" draw:style-name="gr5" draw:text-style-name="P15" svg:width="12.286cm" svg:height="0.953cm" svg:x="6.939cm" svg:y="7.507cm" draw:control="control21"/><draw:control text:anchor-type="paragraph" draw:z-index="70" draw:style-name="gr5" draw:text-style-name="P10" svg:width="14.311cm" svg:height="0.396cm" svg:x="0.411cm" svg:y="8.901cm" draw:control="control22"/><draw:control text:anchor-type="paragraph" draw:z-index="71" draw:style-name="gr5" draw:text-style-name="P10" svg:width="14.334cm" svg:height="0.396cm" svg:x="0.363cm" svg:y="9.643cm" draw:control="control23"/><draw:control text:anchor-type="paragraph" draw:z-index="72" draw:style-name="gr5" draw:text-style-name="P10" svg:width="4.313cm" svg:height="0.396cm" svg:x="14.94cm" svg:y="8.901cm" draw:control="control24"/><draw:control text:anchor-type="paragraph" draw:z-index="73" draw:style-name="gr5" draw:text-style-name="P10" svg:width="4.313cm" svg:height="0.396cm" svg:x="14.94cm" svg:y="9.643cm" draw:control="control25"/><draw:control text:anchor-type="paragraph" draw:z-index="74" draw:style-name="gr5" draw:text-style-name="P10" svg:width="4.315cm" svg:height="0.396cm" svg:x="14.958cm" svg:y="11.146cm" draw:control="control26"/><draw:control text:anchor-type="paragraph" draw:z-index="75" draw:style-name="gr5" draw:text-style-name="P10" svg:width="4.315cm" svg:height="0.396cm" svg:x="14.958cm" svg:y="10.368cm" draw:control="control27"/><draw:control text:anchor-type="paragraph" draw:z-index="76" draw:style-name="gr5" draw:text-style-name="P10" svg:width="4.315cm" svg:height="0.396cm" svg:x="14.958cm" svg:y="11.892cm" draw:control="control28"/><draw:control text:anchor-type="paragraph" draw:z-index="77" draw:style-name="gr5" draw:text-style-name="P10" svg:width="4.315cm" svg:height="0.396cm" svg:x="14.958cm" svg:y="12.642cm" draw:control="control29"/><draw:control text:anchor-type="paragraph" draw:z-index="78" draw:style-name="gr5" draw:text-style-name="P10" svg:width="4.315cm" svg:height="0.396cm" svg:x="14.958cm" svg:y="13.391cm" draw:control="control30"/><draw:control text:anchor-type="paragraph" draw:z-index="79" draw:style-name="gr5" draw:text-style-name="P10" svg:width="4.315cm" svg:height="0.396cm" svg:x="14.958cm" svg:y="14.141cm" draw:control="control31"/><draw:control text:anchor-type="paragraph" draw:z-index="80" draw:style-name="gr5" draw:text-style-name="P10" svg:width="2.821cm" svg:height="0.396cm" svg:x="0.411cm" svg:y="10.368cm" draw:control="control32"/><draw:control text:anchor-type="paragraph" draw:z-index="81" draw:style-name="gr5" draw:text-style-name="P10" svg:width="2.73cm" svg:height="0.396cm" svg:x="4.18cm" svg:y="10.368cm" draw:control="control33"/><draw:control text:anchor-type="paragraph" draw:z-index="82" draw:style-name="gr5" draw:text-style-name="P10" svg:width="1.433cm" svg:height="0.396cm" svg:x="7.158cm" svg:y="10.368cm" draw:control="control34"/><draw:control text:anchor-type="paragraph" draw:z-index="83" draw:style-name="gr5" draw:text-style-name="P10" svg:width="1.124cm" svg:height="0.396cm" svg:x="9.546cm" svg:y="10.368cm" draw:control="control35"/><draw:control text:anchor-type="paragraph" draw:z-index="84" draw:style-name="gr5" draw:text-style-name="P10" svg:width="3.774cm" svg:height="0.396cm" svg:x="10.966cm" svg:y="10.368cm" draw:control="control36"/><draw:control text:anchor-type="paragraph" draw:z-index="86" draw:style-name="gr5" draw:text-style-name="P10" svg:width="1.897cm" svg:height="0.401cm" svg:x="3.628cm" svg:y="11.067cm" draw:control="control38"/><draw:control text:anchor-type="paragraph" draw:z-index="87" draw:style-name="gr5" draw:text-style-name="P10" svg:width="1.163cm" svg:height="0.401cm" svg:x="5.796cm" svg:y="11.093cm" draw:control="control39"/><draw:control text:anchor-type="paragraph" draw:z-index="88" draw:style-name="gr5" draw:text-style-name="P10" svg:width="3.301cm" svg:height="0.401cm" svg:x="7.435cm" svg:y="11.146cm" draw:control="control40"/><draw:control text:anchor-type="paragraph" draw:z-index="89" draw:style-name="gr5" draw:text-style-name="P10" svg:width="3.793cm" svg:height="0.401cm" svg:x="10.966cm" svg:y="11.146cm" draw:control="control41"/><draw:control text:anchor-type="paragraph" draw:z-index="90" draw:style-name="gr5" draw:text-style-name="P10" svg:width="4.315cm" svg:height="0.396cm" svg:x="14.958cm" svg:y="14.908cm" draw:control="control42"/><draw:control text:anchor-type="paragraph" draw:z-index="91" draw:style-name="gr5" draw:text-style-name="P16" svg:width="18.864cm" svg:height="0.401cm" svg:x="0.411cm" svg:y="15.655cm" draw:control="control43"/><draw:control text:anchor-type="paragraph" draw:z-index="92" draw:style-name="gr5" draw:text-style-name="P12" svg:width="10.891cm" svg:height="1.301cm" svg:x="0.252cm" svg:y="17.591cm" draw:control="control44"/><draw:custom-shape text:anchor-type="paragraph" draw:z-index="93" draw:style-name="gr2" draw:text-style-name="P6" svg:width="19.134cm" svg:height="0.75cm" svg:x="0.25cm" svg:y="3.62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4" draw:name="txtNumeroDocumento" draw:style-name="gr5" draw:text-style-name="P10" svg:width="18.834cm" svg:height="0.396cm" svg:x="0.411cm" svg:y="3.884cm" draw:control="control45"/><draw:control text:anchor-type="paragraph" draw:z-index="95" draw:name="txtNumeroDocumento" draw:style-name="gr5" draw:text-style-name="P10" svg:width="14.292cm" svg:height="0.396cm" svg:x="0.409cm" svg:y="11.922cm" draw:control="control46"/><draw:control text:anchor-type="paragraph" draw:z-index="96" draw:name="txtNumeroDocumento" draw:style-name="gr5" draw:text-style-name="P10" svg:width="14.292cm" svg:height="0.396cm" svg:x="0.409cm" svg:y="12.34cm" draw:control="control47"/><draw:control text:anchor-type="paragraph" draw:z-index="97" draw:name="txtNumeroDocumento" draw:style-name="gr5" draw:text-style-name="P10" svg:width="14.292cm" svg:height="0.396cm" svg:x="0.409cm" svg:y="12.758cm" draw:control="control48"/><draw:control text:anchor-type="paragraph" draw:z-index="98" draw:name="txtNumeroDocumento" draw:style-name="gr5" draw:text-style-name="P10" svg:width="14.292cm" svg:height="0.396cm" svg:x="0.409cm" svg:y="13.176cm" draw:control="control49"/><draw:control text:anchor-type="paragraph" draw:z-index="99" draw:name="txtNumeroDocumento" draw:style-name="gr5" draw:text-style-name="P10" svg:width="14.292cm" svg:height="0.396cm" svg:x="0.409cm" svg:y="13.612cm" draw:control="control50"/><draw:control text:anchor-type="paragraph" draw:z-index="100" draw:name="txtNumeroDocumento" draw:style-name="gr5" draw:text-style-name="P10" svg:width="14.292cm" svg:height="0.396cm" svg:x="0.409cm" svg:y="14.03cm" draw:control="control51"/><draw:control text:anchor-type="paragraph" draw:z-index="101" draw:name="txtNumeroDocumento" draw:style-name="gr5" draw:text-style-name="P10" svg:width="14.292cm" svg:height="0.396cm" svg:x="0.409cm" svg:y="14.448cm" draw:control="control52"/><draw:control text:anchor-type="paragraph" draw:z-index="102" draw:name="txtNumeroDocumento" draw:style-name="gr5" draw:text-style-name="P10" svg:width="14.292cm" svg:height="0.396cm" svg:x="0.409cm" svg:y="14.878cm" draw:control="control53"/><draw:control text:anchor-type="paragraph" draw:z-index="103" draw:style-name="gr5" draw:text-style-name="P16" svg:width="18.864cm" svg:height="0.401cm" svg:x="0.411cm" svg:y="16.081cm" draw:control="control54"/><draw:control text:anchor-type="paragraph" draw:z-index="104" draw:style-name="gr5" draw:text-style-name="P16" svg:width="18.864cm" svg:height="0.401cm" svg:x="0.411cm" svg:y="16.499cm" draw:control="control55"/><draw:custom-shape text:anchor-type="paragraph" draw:z-index="11" draw:style-name="gr2" draw:text-style-name="P6" svg:width="6.379cm" svg:height="0.75cm" svg:x="12.993cm" svg:y="1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6" svg:width="14.579cm" svg:height="0.75cm" svg:x="0.25cm" svg:y="9.342cm"><text:p><text:span text:style-name="T2">Nome do Beneficiário / CPF/CNPJ / Endereç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2" draw:text-style-name="P6" svg:width="2.35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5" draw:style-name="gr2" draw:text-style-name="P6" svg:width="0.916cm" svg:height="0.75cm" svg:x="2.604cm" svg:y="10.841cm"><text:p><text:span text:style-name="T2">CIP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5" draw:style-name="gr5" draw:text-style-name="P10" svg:width="2.061cm" svg:height="0.396cm" svg:x="0.333cm" svg:y="11.146cm" draw:control="control37"/><draw:control text:anchor-type="paragraph" draw:z-index="108" draw:name="txtNumeroDocumento" draw:style-name="gr5" draw:text-style-name="P10" svg:width="5.996cm" svg:height="0.396cm" svg:x="13.22cm" svg:y="1.63cm" draw:control="control8"/><draw:custom-shape text:anchor-type="paragraph" draw:z-index="10" draw:style-name="gr2" draw:text-style-name="P6" svg:width="4.476cm" svg:height="0.75cm" svg:x="9.714cm" svg:y="0.621cm"><text:p><text:span text:style-name="T2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27" draw:name="txtNumeroDocumento" draw:style-name="gr5" draw:text-style-name="P10" svg:width="4.234cm" svg:height="0.396cm" svg:x="9.846cm" svg:y="0.864cm" draw:control="control7"/><draw:control text:anchor-type="paragraph" draw:z-index="22" draw:style-name="gr5" draw:text-style-name="P11" svg:width="3.527cm" svg:height="0.396cm" svg:x="6.63cm" svg:y="2.401cm" draw:control="control2"/><draw:custom-shape text:anchor-type="paragraph" draw:z-index="6" draw:style-name="gr2" draw:text-style-name="P6" svg:width="3.883cm" svg:height="0.75cm" svg:x="6.539cm" svg:y="2.12cm"><text:p><text:span text:style-name="T2">Agência / Código Beneficiári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7" draw:style-name="gr5" draw:text-style-name="P10" svg:width="1.779cm" svg:height="0.401cm" svg:x="4.598cm" svg:y="2.36cm" draw:control="control56"/><draw:frame text:anchor-type="paragraph" draw:z-index="106" draw:style-name="gr10" draw:text-style-name="P17" svg:width="10.639cm" svg:height="0.8cm" svg:x="8.745cm" svg:y="4.369cm"><draw:text-box><text:p text:style-name="P7"><text:span text:style-name="T1">Autenticação Mecânica</text:span></text:p></draw:text-box></draw:frame><draw:frame text:anchor-type="paragraph" draw:z-index="0" draw:style-name="gr1" draw:text-style-name="P5" svg:width="2.269cm" svg:height="0.742cm" svg:x="4.27cm" svg:y="2.12cm"><draw:text-box><text:p text:style-name="P4"><text:span text:style-name="T1">Carteir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initial-creator>Misael Queiroz</meta:initial-creator>
    <meta:creation-date>2008-01-18T19:37:11</meta:creation-date>
    <dc:date>2015-01-09T18:01:02.497000000</dc:date>
    <meta:editing-cycles>127</meta:editing-cycles>
    <meta:editing-duration>PT9H7M45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